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7.37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917cm" fo:break-before="auto" style:use-optimal-row-height="true"/>
    </style:style>
    <style:style style:name="ro5" style:family="table-row">
      <style:table-row-properties style:row-height="2.177cm" fo:break-before="auto" style:use-optimal-row-height="false"/>
    </style:style>
    <style:style style:name="ro6" style:family="table-row">
      <style:table-row-properties style:row-height="1.185cm" fo:break-before="auto" style:use-optimal-row-height="false"/>
    </style:style>
    <style:style style:name="ro7" style:family="table-row">
      <style:table-row-properties style:row-height="2.187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524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style:font-name="Calibri1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1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1" fo:font-size="12pt" style:font-size-asian="12pt" style:font-size-complex="12pt"/>
    </style:style>
    <style:style style:name="ce96" style:family="table-cell" style:parent-style-name="Default" style:data-style-name="N0"/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2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3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6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7" style:family="table-cell" style:parent-style-name="Default"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9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0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1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6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5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48" style:family="table-cell" style:parent-style-name="Default" style:data-style-name="N0">
      <style:table-cell-properties fo:background-color="transparent" fo:border="0.06pt solid #000000"/>
    </style:style>
    <style:style style:name="ce149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5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4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6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ff00"/>
    </style:style>
    <style:style style:name="T12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4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6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7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0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23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24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25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2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2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28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3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3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3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3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3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36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37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40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45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46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7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4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49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50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51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color="#ff0000"/>
    </style:style>
    <style:style style:name="T54" style:family="text">
      <style:text-properties fo:color="#ff0000"/>
    </style:style>
    <style:style style:name="T55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7" style:family="text">
      <style:text-properties fo:color="#ff8000"/>
    </style:style>
    <style:style style:name="T5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60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61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62" style:family="text">
      <style:text-properties fo:color="#ffff38"/>
    </style:style>
    <style:style style:name="T63" style:family="text">
      <style:text-properties fo:color="#ffff38" fo:font-weight="bold" style:font-weight-asian="bold" style:font-weight-complex="bold"/>
    </style:style>
    <style:style style:name="T6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style:font-weight-asian="normal" style:font-weight-complex="normal" fo:color="#ffff00"/>
    </style:style>
    <style:style style:name="T70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71" style:family="text">
      <style:text-properties fo:color="#ffff00" style:font-name="Mono1"/>
    </style:style>
    <style:style style:name="T72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7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74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6" style:family="text">
      <style:text-properties fo:color="#ffff00" fo:font-weight="normal" style:font-weight-asian="normal" style:font-weight-complex="normal"/>
    </style:style>
    <style:style style:name="T77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7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80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1" style:family="text">
      <style:text-properties fo:color="#ffff00" fo:font-weight="bold" style:font-weight-asian="bold" style:font-weight-complex="bold"/>
    </style:style>
    <style:style style:name="T82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84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5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86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87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8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89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90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91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92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9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94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95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9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9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9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1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1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10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10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104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5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6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7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10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10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11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1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1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1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1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1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8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4"> (conotativo ou </text:span><text:span text:style-name="T5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6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6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6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7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7"> </text:span><text:span text:style-name="T8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1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0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Metodologias de desenvolvimento de software</text:span>: padrões de projeto, processo unificado <text:span text:style-name="T11">(RUP)</text:span>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2">sistema gerenciador de banco de dados (SGBD): MySQL, PostgreSQL </text:span><text:span text:style-name="T13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0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10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0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0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0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controles e <text:span text:style-name="T10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4"> (</text:span><text:span text:style-name="T15">listas</text:span><text:span text:style-name="T16">: fila, pilha, lista encadeada circular – </text:span><text:span text:style-name="T15">árvore</text:span><text:span text:style-name="T16">, </text:span><text:span text:style-name="T15">hashtables</text:span><text:span text:style-name="T16">, </text:span><text:span text:style-name="T15">grafos</text:span><text:span text:style-name="T16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7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8">Condicionais</text:span><text:span text:style-name="T19">(também chamadas de Estruturas de Seleção IF ELSE, SWITCH CASE) e de </text:span><text:span text:style-name="T20">Repetição</text:span><text:span text:style-name="T19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4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21">Modularização </text:span><text:span text:style-name="T22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4"> (o ideal é um sistema com</text:span><text:span text:style-name="T15"> Alta Coesão </text:span><text:span text:style-name="T16">e </text:span><text:span text:style-name="T23">Fraco Acoplamento</text:span><text:span text:style-name="T24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7">(palavras-chave: </text:span><text:span text:style-name="T25">void</text:span><text:span text:style-name="T26"> / </text:span><text:span text:style-name="T25">return</text:span><text:span text:style-name="T26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4"> (aponta para o endereço de memória ‘&amp;’)</text:span><text:span text:style-name="T27"> e Chamadas por </text:span>valor <text:span text:style-name="T17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7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8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8">tratamento de exceção</text:span><text:span text:style-name="T29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7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5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7">(WebStorage)</text:span>, camadas<text:span text:style-name="T7">(MVC)</text:span> e design patterns<text:span text:style-name="T7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7">(design pattern/JSON)</text:span>, SOAP<text:span text:style-name="T7">(protocolo/XML)</text:span> e WebApi<text:span text:style-name="T7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Noções sobre metodologias de análise, projeto e desenvolvimento de sistemas</text:span><text:span text:style-name="T27"> </text:span><text:span text:style-name="T29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Modelagem UML</text:span><text:span text:style-name="T27"> </text:span><text:span text:style-name="T29">(diagramas </text:span><text:span text:style-name="T31">estruturais</text:span><text:span text:style-name="T32"> e </text:span><text:span text:style-name="T31">comportamentais</text:span><text:span text:style-name="T32">)</text:span><text:span text:style-name="T33"> </text:span><text:span text:style-name="T34">e E-R</text:span><text:span text:style-name="T35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6">
          <table:covered-table-cell/>
          <table:table-cell table:style-name="ce42" office:value-type="string" calcext:value-type="string">
            <text:p>Modelagem de Dados <text:span text:style-name="T28">(</text:span><text:span text:style-name="T29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Modelo entidade relacionamento</text:span><text:span text:style-name="T29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7">(dados representados em </text:span><text:span text:style-name="T36">Tabelas</text:span><text:span text:style-name="T37">, [Entidade, atributo e relacionamento], </text:span><text:span text:style-name="T36">chaves primárias </text:span><text:span text:style-name="T37">e </text:span><text:span text:style-name="T36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38">Mapeamento E-R para relacional </text:span><text:span text:style-name="T39">[</text:span><text:span text:style-name="T40">Entidade</text:span><text:span text:style-name="T41"> </text:span><text:span text:style-name="T42">→</text:span><text:span text:style-name="T41"> </text:span><text:span text:style-name="T43">Tabela] [</text:span><text:span text:style-name="T40">Atributos</text:span><text:span text:style-name="T41"> </text:span><text:span text:style-name="T42">→</text:span><text:span text:style-name="T41"> </text:span><text:span text:style-name="T43">Colunas/campos] [</text:span><text:span text:style-name="T40">Relacionamento</text:span><text:span text:style-name="T44"> </text:span><text:span text:style-name="T42">→ </text:span><text:span text:style-name="T44">Cardinalidade] [Instância</text:span><text:span text:style-name="T40"> </text:span><text:span text:style-name="T45">→</text:span><text:span text:style-name="T41"> </text:span><text:span text:style-name="T43">Linhas/registros/tuplas]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7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covered-table-cell/>
          <table:table-cell table:style-name="ce42" office:value-type="string" calcext:value-type="string">
            <text:p>Sistemas Gerenciadores de Banco de Dados: tabelas, visões <text:span text:style-name="T46">(selects armazenados na memória cache)</text:span>, índices<text:span text:style-name="T46"> (resumo de grandes tabelas)</text:span>, sequências <text:span text:style-name="T46">(criam um valor para uma chave primária)</text:span>, sinônimos <text:span text:style-name="T46">(referencia outro esquema de um BD distribuído)</text:span>, restrições <text:span text:style-name="T46">(regras para garantir a integridade)</text:span>, dicionário de dados<text:span text:style-name="T46"> (documento de metadados sobre a estrutura do BD)</text:span><text:span text:style-name="T27">, restrições de integridade </text:span><text:span text:style-name="T29">(domínio, referencial, vazio, chave ou definida pelo usuário)</text:span>, constraints<text:span text:style-name="T46">(de </text:span><text:span text:style-name="T47">TIPOS, NOT NULL, UNIQUE, PK, FK, DEFAULT, CHECK</text:span><text:span text:style-name="T48">)</text:span>, tipos de dados <text:span text:style-name="T46">(</text:span><text:span text:style-name="T47">int</text:span><text:span text:style-name="T48">, </text:span><text:span text:style-name="T47">char</text:span><text:span text:style-name="T48">, </text:span><text:span text:style-name="T47">varchar</text:span><text:span text:style-name="T48">, </text:span><text:span text:style-name="T47">float</text:span><text:span text:style-name="T48">, </text:span><text:span text:style-name="T49">date</text:span><text:span text:style-name="T50">)</text:span>, SQL, PL/SQL. <text:span text:style-name="T7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7" table:default-cell-style-name="ce107"/>
        <table:table-column table:style-name="co8" table:default-cell-style-name="Default"/>
        <table:table-column table:style-name="co9" table:default-cell-style-name="ce124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9">
          <table:table-cell table:style-name="ce97" office:value-type="string" calcext:value-type="string">
            <text:p>Matéria</text:p>
          </table:table-cell>
          <table:table-cell table:style-name="ce108" office:value-type="string" calcext:value-type="string">
            <text:p>Conteúdo</text:p>
          </table:table-cell>
          <table:table-cell table:style-name="ce118" office:value-type="string" calcext:value-type="string">
            <text:p>ESTUDO</text:p>
          </table:table-cell>
          <table:table-cell table:style-name="ce125" office:value-type="string" calcext:value-type="string">
            <text:p>REVISÃO</text:p>
          </table:table-cell>
          <table:table-cell table:style-name="ce108" table:number-columns-repeated="1020"/>
        </table:table-row>
        <table:table-row table:style-name="ro2">
          <table:table-cell table:style-name="ce22" office:value-type="string" calcext:value-type="string" table:number-columns-spanned="1" table:number-rows-spanned="9">
            <text:p>LÍNGUA PORTUGUESA</text:p>
          </table:table-cell>
          <table:table-cell table:style-name="ce109" office:value-type="string" calcext:value-type="string">
            <text:p>1 Leitura e interpretação de <text:span text:style-name="T52">diversos</text:span><text:span text:style-name="T53"> tipos de textos</text:span><text:span text:style-name="T54"> </text:span>(literários e não literários).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9" office:value-type="string" calcext:value-type="string">
            <text:p>2 Sinônimos e antônimos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9" office:value-type="string" calcext:value-type="string">
            <text:p><text:span text:style-name="T55">3 Sentido próprio e figurado das palavras</text:span><text:span text:style-name="T56"> (conotativo ou </text:span><text:span text:style-name="T54">denotativo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9" office:value-type="string" calcext:value-type="string">
            <text:p>4 Pontuação <text:span text:style-name="T54">(Quando usar e não usar a vírgula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9" office:value-type="string" calcext:value-type="string">
            <text:p>5 Classes de palavras.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0" office:value-type="string" calcext:value-type="string">
            <text:p>6 Concordância nominal e verbal.<text:span text:style-name="T54"> (flexão de gênero, número e/ou pessoa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9" office:value-type="string" calcext:value-type="string">
            <text:p><text:span text:style-name="T55">7 Regências nominal  e verbal. </text:span><text:span text:style-name="T56">(uso de preposições / </text:span><text:span text:style-name="T54">VTD ou VTI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9" office:value-type="string" calcext:value-type="string">
            <text:p>8  Colocação pronominal<text:span text:style-name="T54"> (próclise, ênclise e mesóclise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10" office:value-type="string" calcext:value-type="string">
            <text:p>9 Crase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23" office:value-type="string" calcext:value-type="string" table:number-columns-spanned="1" table:number-rows-spanned="13">
            <text:p>MATEMÁTICA</text:p>
          </table:table-cell>
          <table:table-cell table:style-name="ce111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11" office:value-type="string" calcext:value-type="string">
            <text:p>Representações fracionária ou decimal.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11" office:value-type="string" calcext:value-type="string">
            <text:p>Mínimo múltiplo comum (MMC)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Máximo divisor comum (MDC)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11" office:value-type="string" calcext:value-type="string">
            <text:p>Porcentagem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Razão e proporção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Regra de três simples ou composta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Sistema de equações do 1º grau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Equações do 2º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Grandezas e medidas – quantidade, tempo, comprimento, superfície, capacidade e massa <text:span text:style-name="T11">1m3 = 1000litros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Relação entre grandezas – tabela ou gráfico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11" office:value-type="string" calcext:value-type="string">
            <text:p>Tratamento da informação – média aritmética simples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111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 table:number-columns-spanned="1" table:number-rows-spanned="2">
            <text:p><text:span text:style-name="T51">ATUALIDADES</text:span></text:p>
            <text:p/>
          </table:table-cell>
          <table:table-cell table:style-name="ce2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26" table:number-columns-repeated="2"/>
          <table:table-cell table:style-name="ce129" table:number-columns-repeated="1020"/>
        </table:table-row>
        <table:table-row table:style-name="ro1">
          <table:covered-table-cell table:style-name="ce26"/>
          <table:table-cell table:style-name="ce26" office:value-type="string" calcext:value-type="string">
            <text:p>Anúncio remarcando provas publicado dia 30/08. (provavelmente serão questões do primeiro trimestre de 2020)</text:p>
          </table:table-cell>
          <table:table-cell table:style-name="ce26" table:number-columns-repeated="2"/>
          <table:table-cell table:style-name="ce129"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6">
            <text:p>RACIOCÍNIO LÓGICO</text:p>
          </table:table-cell>
          <table:table-cell table:style-name="ce2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26" table:number-columns-repeated="2"/>
          <table:table-cell table:number-columns-repeated="1020"/>
        </table:table-row>
        <table:table-row table:style-name="ro10">
          <table:covered-table-cell table:style-name="ce27"/>
          <table:table-cell table:style-name="ce112" office:value-type="string" calcext:value-type="string">
            <text:p>Estruturas lógicas<text:span text:style-name="T11"> </text:span><text:span text:style-name="T57">(tabela do sim ou não)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27"/>
          <table:table-cell table:style-name="ce112" office:value-type="string" calcext:value-type="string">
            <text:p>lógicas de argumentação<text:span text:style-name="T57"> equivalência(=): p→q = q ou ~p = ~q → ~p          negativa(~): p e ~q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12" office:value-type="string" calcext:value-type="string">
            <text:p>Diagramas lógicos <text:span text:style-name="T57">Diagrama de Venn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12" office:value-type="string" calcext:value-type="string">
            <text:p>Sequências <text:span text:style-name="T57">investigue a soma das diferenças</text:span></text:p>
          </table:table-cell>
          <table:table-cell table:number-columns-repeated="2" table:style-name="ce11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26" office:value-type="string" calcext:value-type="string">
            <text:p>Operação com conjuntos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58">Algoritmos e estruturas de dados e objetos</text:span><text:span text:style-name="T59"> (</text:span><text:span text:style-name="T60">listas</text:span><text:span text:style-name="T61">: fila, </text:span><text:span text:style-name="T59">pilha, lista encadeada circular – </text:span><text:span text:style-name="T60">árvore</text:span><text:span text:style-name="T59">, </text:span><text:span text:style-name="T60">hashtables</text:span><text:span text:style-name="T59">, </text:span><text:span text:style-name="T60">grafos</text:span><text:span text:style-name="T61">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Tipos de dados: elementares e estruturados<text:span text:style-name="T62"> (int, float, char, boolean – string, objeto, música, imagens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6"/>
          <table:table-cell table:style-name="ce113" office:value-type="string" calcext:value-type="string">
            <text:p>Estruturas de controle de fluxo: <text:span text:style-name="T63">Condicionais</text:span><text:span text:style-name="T62">(também chamadas de Estruturas de Seleção IF ELSE, SWITCH CASE) e de </text:span><text:span text:style-name="T63">Repetição</text:span><text:span text:style-name="T62">(WHILE, DO-WHILE, FOR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6"/>
          <table:table-cell table:style-name="ce113" office:value-type="string" calcext:value-type="string">
            <text:p><text:span text:style-name="T64">Programação estruturada</text:span><text:span text:style-name="T65"> (</text:span><text:span text:style-name="T66">Sequencial, Condicionais e Iterações) + </text:span><text:span text:style-name="T67">(funções e procedimentos: criados para organização, compreensão, manutenção, reuso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68">Modularização </text:span><text:span text:style-name="T69">(D</text:span><text:span text:style-name="T70">ividir o sistema em partes [classes, funções]. Facilita a detecção de erros, manutenção e reutilização do código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58">Acoplamento entre módulos e coesão de módulos</text:span><text:span text:style-name="T59"> (o ideal é um sistema com</text:span><text:span text:style-name="T60"> Alta Coesão </text:span><text:span text:style-name="T61">e </text:span><text:span text:style-name="T63">Fraco Acoplamento</text:span><text:span text:style-name="T62"> para ter boa manutenibilidade)</text:span></text:p>
          </table:table-cell>
          <table:table-cell table:style-name="ce120" office:value-type="string" calcext:value-type="string">
            <text:p>OK</text:p>
          </table:table-cell>
          <table:table-cell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Procedimentos e sub-rotinas <text:span text:style-name="T11"> (palavras-chave: </text:span><text:span text:style-name="T71">void</text:span><text:span text:style-name="T11"> / </text:span><text:span text:style-name="T71">return</text:span><text:span text:style-name="T11">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55">Chamadas por referência</text:span><text:span text:style-name="T72"> (aponta para o endereço de memória ‘&amp;’)</text:span><text:span text:style-name="T73"> e Chamadas por </text:span>valor <text:span text:style-name="T62">(só copia o dado para o parâmetro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Programação por eventos<text:span text:style-name="T11"> (disparo de ações na mudança de estado, envio de mensagens ao manipular interfaces gráficas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<text:span text:style-name="T74">Programação orientada a objetos, classes, objetos, métodos, mensagens, herança, polimorfismo, sobrecarga,</text:span> interfaces e pacotes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<text:span text:style-name="T74">tratamento de exceção</text:span><text:span text:style-name="T75"> (throw, try catch, finally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HTML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XML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Javascript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PHP <text:span text:style-name="T11">(linguagem interpretada [não-compilada], dinâmica pois não exige declarar a variável antes de usá-la, e fracamente tipada: não exige declarar o tipo)</text:span>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DHTML 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C# 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JSP (Java Server Pages)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Servlets 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ASP.Net (Active Server Pages)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4" office:value-type="string" calcext:value-type="string">
            <text:p>Arquiteturas de componentes: Microsoft COM, .Net, J2EE. </text:p>
          </table:table-cell>
          <table:table-cell table:style-name="ce114" table:number-columns-repeated="2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PL/SQL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AJAX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CSS </text:p>
          </table:table-cell>
          <table:table-cell table:style-name="ce120" office:value-type="string" calcext:value-type="string">
            <text:p>OK</text:p>
          </table:table-cell>
          <table:table-cell table:style-name="ce127"/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Programação Web: conceitos fundamentais, persistência<text:span text:style-name="T76">(WebStorage)</text:span>, camadas<text:span text:style-name="T11">(MVC)</text:span> e design patterns<text:span text:style-name="T11">(GoF: Cretional, Structural e Behavioral)</text:span>. 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Web services usando REST<text:span text:style-name="T11">(design pattern/JSON)</text:span>, SOAP<text:span text:style-name="T11">(protocolo/XML)</text:span> e WebApi<text:span text:style-name="T11">(cliente/servidor)</text:span>: ModelagemUML e E-R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<text:span text:style-name="T74">Noções sobre metodologias de análise, projeto e desenvolvimento de sistemas </text:span><text:span text:style-name="T75">(Agile/Scrum/XP)</text:span>, tecnologias web, frameworks de desenvolvimento 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74">Modelagem UML </text:span><text:span text:style-name="T75">(diagramas </text:span><text:span text:style-name="T77">estruturais</text:span><text:span text:style-name="T78"> e </text:span><text:span text:style-name="T77">comportamentais</text:span><text:span text:style-name="T78">)</text:span><text:span text:style-name="T79"> e E-R</text:span><text:span text:style-name="T80"> (entidade forte ou fraca, cardinalidade dos relacionamentos)</text:span></text:p>
          </table:table-cell>
          <table:table-cell table:style-name="ce120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Banco de Dados: Conceitos de BD <text:span text:style-name="T11">(hierárquico, rede, relacional e OO)</text:span> e de SGBD, arquitetura de SGBD, Funções básicas de SGBD 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55">Modelagem de Dados </text:span><text:span text:style-name="T73"> (</text:span><text:span text:style-name="T75">tipos de modelos: </text:span>Modelo Conceitual<text:span text:style-name="T11">(DER)</text:span>, Modelo Lógico<text:span text:style-name="T11">(ficha da entidade)</text:span>, Modelo Físico<text:span text:style-name="T11">(identificação com tipos e restrições)</text:span> 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<text:span text:style-name="T74">Modelo entidade relacionamento</text:span><text:span text:style-name="T75"> (MER e sua representação gráfica: DER)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Modelo relacional <text:span text:style-name="T11">(dados representados em </text:span><text:span text:style-name="T81">Tabelas</text:span><text:span text:style-name="T76">, [Entidade, atributo e relacionamento], </text:span><text:span text:style-name="T81">chaves primárias </text:span><text:span text:style-name="T76">e </text:span><text:span text:style-name="T81">estrangeiras)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Restrições de integridade<text:span text:style-name="T11"> (Domínio, Referencial, Vazio, Chave ou Definida pelo Usuário)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Normalização e dependência funcional <text:span text:style-name="T11">(reduzir a redundância de dados para aumentar a integridade e desempenho, 1ª forma normal exige atomicidade)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6"/>
          <table:table-cell table:style-name="ce115" office:value-type="string" calcext:value-type="string">
            <text:p><text:span text:style-name="T82">Mapeamento E-R para relacional  </text:span><text:span text:style-name="T83">[</text:span><text:span text:style-name="T84">Entidade</text:span><text:span text:style-name="T85"> </text:span><text:span text:style-name="T86">→</text:span><text:span text:style-name="T85"> </text:span><text:span text:style-name="T87">Tabela]    [</text:span><text:span text:style-name="T84">Atributos</text:span><text:span text:style-name="T85"> </text:span><text:span text:style-name="T86">→</text:span><text:span text:style-name="T85"> </text:span><text:span text:style-name="T87">Colunas/campos]    [</text:span><text:span text:style-name="T84">Relacionamento</text:span><text:span text:style-name="T88"> </text:span><text:span text:style-name="T86">→ </text:span><text:span text:style-name="T88">Cardinalidade]</text:span><text:span text:style-name="T89">   </text:span><text:span text:style-name="T90"> </text:span><text:span text:style-name="T91">[Instância</text:span><text:span text:style-name="T92"> </text:span><text:span text:style-name="T93">→</text:span><text:span text:style-name="T94"> </text:span><text:span text:style-name="T95">Linhas/registros/tuplas]</text:span>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6" office:value-type="string" calcext:value-type="string">
            <text:p>Álgebra relacional. </text:p>
          </table:table-cell>
          <table:table-cell table:style-name="ce121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6" office:value-type="string" calcext:value-type="string">
            <text:p>Cálculo relacional </text:p>
          </table:table-cell>
          <table:table-cell table:style-name="ce122" office:value-type="string" calcext:value-type="string">
            <text:p>OK</text:p>
          </table:table-cell>
          <table:table-cell table:style-name="ce12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6"/>
          <table:table-cell table:style-name="ce113" office:value-type="string" calcext:value-type="string">
            <text:p>Linguagem SQL: Linguagem de definição de dados (DDL), Linguagem de manipulação de dados (DML)</text:p>
          </table:table-cell>
          <table:table-cell table:style-name="ce123" office:value-type="string" calcext:value-type="string">
            <text:p>OK</text:p>
          </table:table-cell>
          <table:table-cell table:style-name="ce128"/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Conceito de transação<text:span text:style-name="T11"> (executada como tarefa única, seguindo os princípios do ACID; cláusulas Commit, Rollback, begin-end transaction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3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6" office:value-type="string" calcext:value-type="string">
            <text:p>Procedimentos armazenados ("Stored Procedures")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6"/>
          <table:table-cell table:style-name="ce116" office:value-type="string" calcext:value-type="string">
            <text:p>Gatilhos ("Triggers") <text:span text:style-name="T11">(stored procedure disparado por evento DML)</text:span>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2">
          <table:table-cell table:style-name="ce106"/>
          <table:table-cell table:style-name="ce113" office:value-type="string" calcext:value-type="string">
            <text:p><text:span text:style-name="T55">Sistemas Gerenciadores de Banco de Dados: tabelas, visões </text:span><text:span text:style-name="T75">(selects armazenados na memória cache)</text:span><text:span text:style-name="T55">, índices</text:span><text:span text:style-name="T75"> (resumo de grandes tabelas)</text:span><text:span text:style-name="T55">, sequências </text:span><text:span text:style-name="T75">(criam um valor para uma chave primária)</text:span><text:span text:style-name="T55">, sinônimos </text:span><text:span text:style-name="T75">(referencia outro esquema de um BD distribuído)</text:span><text:span text:style-name="T55">, restrições </text:span><text:span text:style-name="T75">(regras para garantir a integridade)</text:span><text:span text:style-name="T55">, dicionário de dados</text:span><text:span text:style-name="T75"> (documento de metadados sobre a estrutura do BD)</text:span><text:span text:style-name="T73">, restrições de integridade </text:span><text:span text:style-name="T75">(domínio, referencial, vazio, chave ou definida pelo usuário)</text:span><text:span text:style-name="T55">, constraints</text:span><text:span text:style-name="T75">(de </text:span><text:span text:style-name="T96">TIPOS, NOT NULL, UNIQUE, PK, FK, DEFAULT, CHECK</text:span><text:span text:style-name="T97">)</text:span><text:span text:style-name="T98">, tipos de dados </text:span><text:span text:style-name="T99">(</text:span><text:span text:style-name="T100">int</text:span><text:span text:style-name="T97">, </text:span><text:span text:style-name="T100">char</text:span><text:span text:style-name="T97">, </text:span><text:span text:style-name="T100">varchar</text:span><text:span text:style-name="T97">, </text:span><text:span text:style-name="T100">float</text:span><text:span text:style-name="T97">, </text:span><text:span text:style-name="T71">date</text:span><text:span text:style-name="T11">)</text:span>, SQL, PL/SQL. <text:span text:style-name="T11">(e Suas cláusulas e funçõe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6"/>
          <table:table-cell table:style-name="ce116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17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69"/>
        <table:table-column table:style-name="co11" table:default-cell-style-name="ce96"/>
        <table:table-column table:style-name="co12" table:default-cell-style-name="ce91"/>
        <table:table-column table:style-name="co13" table:default-cell-style-name="ce96"/>
        <table:table-column table:style-name="co5" table:number-columns-repeated="1020" table:default-cell-style-name="ce96"/>
        <table:table-row table:style-name="ro9">
          <table:table-cell table:style-name="ce130" office:value-type="string" calcext:value-type="string">
            <text:p>Matéria</text:p>
          </table:table-cell>
          <table:table-cell table:style-name="ce137" office:value-type="string" calcext:value-type="string">
            <text:p>Conteúdo</text:p>
          </table:table-cell>
          <table:table-cell table:style-name="ce152" office:value-type="string" calcext:value-type="string">
            <text:p>Estudo</text:p>
          </table:table-cell>
          <table:table-cell table:style-name="ce182" office:value-type="string" calcext:value-type="string">
            <text:p>Revisão</text:p>
          </table:table-cell>
          <table:table-cell table:style-name="ce137" table:number-columns-repeated="1020"/>
        </table:table-row>
        <table:table-row table:style-name="ro2">
          <table:table-cell table:style-name="ce131" office:value-type="string" calcext:value-type="string" table:number-columns-spanned="1" table:number-rows-spanned="9">
            <text:p>LÍNGUA PORTUGUESA</text:p>
          </table:table-cell>
          <table:table-cell table:style-name="ce138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2 Sinônimos e antônimo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3 Sentido próprio e figurado das palavras<text:span text:style-name="T6"> (denotativo ou conotativo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4 Pontuação <text:span text:style-name="T6">(Quando usar e não usar a vírgula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5 Classes de palavras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6 Concordância nominal e verbal.<text:span text:style-name="T6"> (flexão de gênero, número e/ou pessoa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8" office:value-type="string" calcext:value-type="string">
            <text:p>8 Colocação pronominal<text:span text:style-name="T6"> (próclise, ênclise e mesóclise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9 Crase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3" office:value-type="string" calcext:value-type="string" table:number-columns-spanned="1" table:number-rows-spanned="13">
            <text:p>MATEMÁTICA</text:p>
          </table:table-cell>
          <table:table-cell table:style-name="ce140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Representações fracionária ou decimal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ínimo múltiplo comum (MMC)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Máximo divisor comum (MDC)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Porcentagem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Razão e proporção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Regra de três simples ou composta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Sistema de equações do 1º grau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Equações do 2º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Relação entre grandezas – tabela ou gráfico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Tratamento da informação – média aritmética simple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40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4" office:value-type="string" calcext:value-type="string" table:number-columns-spanned="1" table:number-rows-spanned="2">
            <text:p><text:span text:style-name="T10">ATUALIDADES</text:span></text:p>
            <text:p/>
          </table:table-cell>
          <table:table-cell table:style-name="ce14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1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35" office:value-type="string" calcext:value-type="string" table:number-columns-spanned="1" table:number-rows-spanned="6">
            <text:p>RACIOCÍNIO LÓGICO</text:p>
          </table:table-cell>
          <table:table-cell table:style-name="ce142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2" office:value-type="string" calcext:value-type="string">
            <text:p>Estruturas lógica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2" office:value-type="string" calcext:value-type="string">
            <text:p>lógicas de argumentação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Diagramas lógico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Sequência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Operação com conjunto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36" office:value-type="string" calcext:value-type="string" table:number-columns-spanned="1" table:number-rows-spanned="39">
            <text:p>ESPECÍFICOS</text:p>
          </table:table-cell>
          <table:table-cell table:style-name="ce143" office:value-type="string" calcext:value-type="string">
            <text:p><text:span text:style-name="T30">Algoritmos e estruturas de dados e objetos</text:span><text:span text:style-name="T101"> (</text:span><text:span text:style-name="T102">listas</text:span><text:span text:style-name="T103">: fila, pilha, lista encadeada circular – </text:span><text:span text:style-name="T102">árvore</text:span><text:span text:style-name="T103">, </text:span><text:span text:style-name="T102">hashtables</text:span><text:span text:style-name="T103">, </text:span><text:span text:style-name="T102">grafos</text:span><text:span text:style-name="T103">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Tipos de dados: elementares e estruturados<text:span text:style-name="T17"> (int, float, char, boolean – string, objeto, música, imagen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Estruturas de controle de fluxo: <text:span text:style-name="T18">Condicionais</text:span><text:span text:style-name="T19">(também chamadas de Estruturas de Seleção IF ELSE, SWITCH CASE) e de </text:span><text:span text:style-name="T20">Repetição</text:span><text:span text:style-name="T19">(WHILE, DO-WHILE, FOR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4" office:value-type="string" calcext:value-type="string">
            <text:p>Programação estruturada<text:span text:style-name="T17"> (Sequencial, Condicionais e Iteraçõe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Modularização <text:span text:style-name="T17">(funções e procedimentos: criados para que se tenha organização, compreensão, manutenção, reuso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Acoplamento entre módulos e coesão de módulos<text:span text:style-name="T17"> (o ideal é um sistema com</text:span><text:span text:style-name="T20"> Fraco Acoplamento</text:span><text:span text:style-name="T19"> e</text:span><text:span text:style-name="T20"> Alta Coesão</text:span><text:span text:style-name="T19"> para ter boa manutenibilidade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Procedimentos e sub-rotinas <text:span text:style-name="T7">(palavras-chave: </text:span><text:span text:style-name="T25">void</text:span><text:span text:style-name="T26"> / </text:span><text:span text:style-name="T25">return</text:span><text:span text:style-name="T26">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Chamadas por referência<text:span text:style-name="T17"> (aponta para o endereço de memória ‘&amp;’)</text:span> e valor <text:span text:style-name="T17">(só copia o dado para o parâmetro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3" office:value-type="string" calcext:value-type="string">
            <text:p>Programação por eventos<text:span text:style-name="T7"> (mudança de estado, envio de mensagens ao manipular interfaces gráfica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3" office:value-type="string" calcext:value-type="string">
            <text:p>Programação orientada a objetos, classes, objetos, métodos, mensagens, herança, polimorfismo, sobrecarga, interfaces e pacotes, tratamento de exceção<text:span text:style-name="T7"> (throw, try catch, finally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HTML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XML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DHTML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Javascript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C#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PHP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JSP<text:span text:style-name="T7"> (Java Server Page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3" office:value-type="string" calcext:value-type="string">
            <text:p>Servlets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ASP.Net <text:span text:style-name="T7">(Active Server Page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46" table:number-columns-repeated="2"/>
          <table:table-cell table:style-name="ce203"/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Modelagem UML <text:span text:style-name="T46">(diagramas </text:span><text:span text:style-name="T104">estruturais</text:span><text:span text:style-name="T105"> e </text:span><text:span text:style-name="T104">comportamentais</text:span><text:span text:style-name="T105">)</text:span> e E-R<text:span text:style-name="T46"> (entidade forte ou fraca, cardinalidade dos relacionamentos)</text:span></text:p>
          </table:table-cell>
          <table:table-cell table:style-name="ce154" office:value-type="string" calcext:value-type="string">
            <text:p>OK</text:p>
          </table:table-cell>
          <table:table-cell table:style-name="ce15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<text:span text:style-name="T30">Modelagem de Dados </text:span>(<text:span text:style-name="T46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Modelo entidade relacionamento<text:span text:style-name="T46"> (MER e sua representação gráfica: DER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Modelo relacional <text:span text:style-name="T7">(dados representados em </text:span><text:span text:style-name="T36">Tabelas</text:span><text:span text:style-name="T37">, [Entidade, atributo e relacionamento], </text:span><text:span text:style-name="T36">chaves primárias </text:span><text:span text:style-name="T37">e </text:span><text:span text:style-name="T36">estrangeira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Mapeamento E-R para relacional <text:span text:style-name="T7">[</text:span><text:span text:style-name="T36">Entidade</text:span> <text:span text:style-name="T106">→</text:span> <text:span text:style-name="T7">Tabela] [</text:span><text:span text:style-name="T36">Atributos</text:span> <text:span text:style-name="T106">→</text:span> <text:span text:style-name="T7">Colunas/campos] [</text:span><text:span text:style-name="T36">Relacionamento</text:span><text:span text:style-name="T37"> </text:span><text:span text:style-name="T107">→ </text:span><text:span text:style-name="T108">Cardinalidade] [Instância</text:span><text:span text:style-name="T109"> </text:span><text:span text:style-name="T110">→</text:span> <text:span text:style-name="T7">Linhas/registros/tuplas]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/>
          <table:table-cell table:style-name="ce143" office:value-type="string" calcext:value-type="string">
            <text:p><text:span text:style-name="T30">Sistemas Gerenciadores de Banco de Dados: tabelas, visões </text:span><text:span text:style-name="T29">(selects armazenados na memória cache)</text:span><text:span text:style-name="T111">, índices</text:span><text:span text:style-name="T29"> (resumo de grandes tabelas)</text:span><text:span text:style-name="T111">, sequências </text:span><text:span text:style-name="T29">(criam um valor para uma chave primária)</text:span><text:span text:style-name="T111">, sinônimos </text:span><text:span text:style-name="T29">(referencia outro esquema de um BD distribuído)</text:span><text:span text:style-name="T111">, restrições </text:span><text:span text:style-name="T29">(regras para garantir a integridade)</text:span><text:span text:style-name="T111">, dicionário de dados</text:span><text:span text:style-name="T29"> (documento de metadados sobre a estrutura do BD)</text:span>, restrições de integridade <text:span text:style-name="T46">(domínio, referencial, vazio, chave ou definida pelo usuário)</text:span><text:span text:style-name="T111">, constraints</text:span><text:span text:style-name="T29">(de </text:span><text:span text:style-name="T112">TIPOS, NOT NULL, UNIQUE, PK, FK, DEFAULT, CHECK</text:span><text:span text:style-name="T113">)</text:span><text:span text:style-name="T114">, tipos de dados </text:span><text:span text:style-name="T115">(</text:span><text:span text:style-name="T112">int</text:span><text:span text:style-name="T113">, </text:span><text:span text:style-name="T112">char</text:span><text:span text:style-name="T113">, </text:span><text:span text:style-name="T112">varchar</text:span><text:span text:style-name="T113">, </text:span><text:span text:style-name="T112">float</text:span><text:span text:style-name="T113">, </text:span><text:span text:style-name="T116">date</text:span><text:span text:style-name="T117">)</text:span>, SQL, PL/SQL. <text:span text:style-name="T7">(e seus parâmetros)</text:span></text:p>
          </table:table-cell>
          <table:table-cell table:number-columns-repeated="2" table:style-name="ce15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Se sobrar tempo, veja: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Scrum, XP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Arquiteturas de componentes: Microsoft COM, .Net, J2EE.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AJAX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CSS</text:p>
          </table:table-cell>
          <table:table-cell table:style-name="ce154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151" office:value-type="string" calcext:value-type="string">
            <text:p>Programação Web: conceitos fundamentais, persistência, camadas e design patterns.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51" office:value-type="string" calcext:value-type="string">
            <text:p>Web services usando REST, SOAP e WebApi: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51" office:value-type="string" calcext:value-type="string">
            <text:p>Procedimentos armazenados ("Stored Procedures")</text:p>
          </table:table-cell>
          <table:table-cell table:style-name="ce154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51" office:value-type="string" calcext:value-type="string">
            <text:p>Gatilhos ("Triggers") <text:span text:style-name="T7">(stored procedure disparado por evento DML)</text:span></text:p>
          </table:table-cell>
          <table:table-cell table:style-name="ce154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51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154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date-style style:name="N10119" number:language="pt" number:country="BR">
      <number:day/>
      <number:text>/</number:text>
      <number:month/>
      <number:text>/</number:text>
      <number:year number:style="long"/>
    </number:date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6-04T20:20:25.646000000</dc:date>
    <meta:print-date>2015-04-13T22:24:15Z</meta:print-date>
    <meta:editing-cycles>87</meta:editing-cycles>
    <meta:editing-duration>P1DT22H22M24S</meta:editing-duration>
    <meta:document-statistic meta:table-count="5" meta:cell-count="57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